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ff0000" loext:opacity="100%" fo:font-weight="bold" style:font-weight-asian="bold" style:font-weight-complex="bold"/>
    </style:style>
    <style:style style:name="P2" style:family="paragraph" style:parent-style-name="Preformatted_20_Text">
      <style:text-properties fo:color="#ff0000" loext:opacity="100%" fo:font-weight="bold" officeooo:rsid="0016a1ef" officeooo:paragraph-rsid="0016a1ef" style:font-weight-asian="bold" style:font-weight-complex="bold"/>
    </style:style>
    <style:style style:name="P3" style:family="paragraph" style:parent-style-name="Preformatted_20_Text">
      <style:text-properties fo:color="#ff0000" loext:opacity="100%" fo:font-weight="bold" officeooo:paragraph-rsid="0016a1ef" style:font-weight-asian="bold" style:font-weight-complex="bold"/>
    </style:style>
    <style:style style:name="T1" style:family="text">
      <style:text-properties officeooo:rsid="0016a1ef"/>
    </style:style>
    <style:style style:name="T2" style:family="text">
      <style:text-properties fo:color="#ff0000" loext:opacity="100%" fo:font-weight="bold" officeooo:rsid="0016a1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EGUNTA 3: </text:p>
      <text:p text:style-name="Preformatted_20_Text"/>
      <text:p text:style-name="Preformatted_20_Text">a) </text:p>
      <text:p text:style-name="Preformatted_20_Text">{x = X and y = Y} </text:p>
      <text:p text:style-name="Preformatted_20_Text">wp("x:= x + y", R) = {(x + y) - ((x + y) - y) = Y and ((x + y) - y) = X} *** lo trabajaremos en la parte inferior </text:p>
      <text:p text:style-name="Preformatted_20_Text">x:= x + y </text:p>
      <text:p text:style-name="Preformatted_20_Text">wp("y:= x - y", R) = {x - (x - y) = Y and (x - y) = X} </text:p>
      <text:p text:style-name="Preformatted_20_Text">y:= x - y </text:p>
      <text:p text:style-name="Preformatted_20_Text">wp("x:= x - y", R) = {x - y = Y and y = X} </text:p>
      <text:p text:style-name="Preformatted_20_Text">x:= x - y </text:p>
      <text:p text:style-name="Preformatted_20_Text">{x = Y and y = X} </text:p>
      <text:p text:style-name="Preformatted_20_Text"/>
      <text:p text:style-name="Preformatted_20_Text">***: {x + y - (x + y - y) = Y and (x + y - y) = X} </text:p>
      <text:p text:style-name="Preformatted_20_Text"><text:s text:c="3"/>= {x + y - x = Y and x = X} </text:p>
      <text:p text:style-name="Preformatted_20_Text"><text:s text:c="3"/>= {y = Y and x = X} </text:p>
      <text:p text:style-name="Preformatted_20_Text">¿ (x = X and y = Y) =&gt; (y = Y and x = X) ? </text:p>
      <text:p text:style-name="Preformatted_20_Text">Sí. Queda correctamente demostrado. </text:p>
      <text:p text:style-name="Preformatted_20_Text"/>
      <text:p text:style-name="Preformatted_20_Text">b) </text:p>
      <text:p text:style-name="Preformatted_20_Text"/>
      <text:p text:style-name="Preformatted_20_Text">{i + p = c} </text:p>
      <text:p text:style-name="Preformatted_20_Text">i, p:= m+1, x </text:p>
      <text:p text:style-name="Preformatted_20_Text">{i + p = c} </text:p>
      <text:p text:style-name="Preformatted_20_Text"/>
      <text:p text:style-name="Preformatted_20_Text">Resolución: </text:p>
      <text:p text:style-name="Preformatted_20_Text"/>
      <text:p text:style-name="Preformatted_20_Text">{i + p = c} </text:p>
      <text:p text:style-name="Preformatted_20_Text">wp("i, p:= m+1, x", R) = {m+1 + x = c} *** continuaremos en la parte inferior </text:p>
      <text:p text:style-name="Preformatted_20_Text">i, p:= m+1, x </text:p>
      <text:p text:style-name="Preformatted_20_Text">{i + p = c} </text:p>
      <text:p text:style-name="Preformatted_20_Text"/>
      <text:p text:style-name="Preformatted_20_Text">***: m + 1 + x = c </text:p>
      <text:p text:style-name="Preformatted_20_Text"><text:s text:c="5"/>x = c - m - 1 </text:p>
      <text:p text:style-name="Preformatted_20_Text"/>
      <text:p text:style-name="Preformatted_20_Text">sabemos que: i + p = c </text:p>
      <text:p text:style-name="Preformatted_20_Text">por lo tanto: x = i + p - m - 1 </text:p>
      <text:p text:style-name="Preformatted_20_Text"/>
      <text:p text:style-name="Preformatted_20_Text">c) </text:p>
      <text:p text:style-name="Preformatted_20_Text">if r&lt;b ---&gt; c:= 2*c </text:p>
      <text:p text:style-name="Preformatted_20_Text">[] r&gt;=b ---&gt; c,r:= 2*c + 1, r - b </text:p>
      <text:p text:style-name="Preformatted_20_Text">fi </text:p>
      <text:p text:style-name="Preformatted_20_Text">{R: a = b*c + r and r&lt;b} </text:p>
      <text:p text:style-name="Preformatted_20_Text"/>
      <text:p text:style-name="Preformatted_20_Text">El wp(IF, R) = {(a = P) and Q} </text:p>
      <text:p text:style-name="Preformatted_20_Text"/>
      <text:p text:style-name="Preformatted_20_Text">Resolución: </text:p>
      <text:p text:style-name="Preformatted_20_Text"/>
      <text:p text:style-name="Preformatted_20_Text">wp(IF, R) = domain(BB) and BB and (B1 =&gt; wp(S1, R)) and (B2 =&gt; wp(S2, R)) </text:p>
      <text:p text:style-name="Preformatted_20_Text">wp(IF, R) = (r&lt;b and r&gt;=b) and (r&lt;b =&gt; wp(S1, R)) and (r&gt;=b =&gt; wp(S2, R)) </text:p>
      <text:p text:style-name="Preformatted_20_Text">wp(S1, R) = (a = b*2*c + r and r&lt;b) </text:p>
      <text:p text:style-name="Preformatted_20_Text">wp(S2, R) = (a = b*(2*c + 1) + (r - b) and (r - b)&lt;b) = (a = b*2*c + b + r - b and r &lt; 2b) </text:p>
      <text:p text:style-name="Preformatted_20_Text">wp(S2, R) = (a = b*2*c + r and r &lt; 2b) </text:p>
      <text:p text:style-name="Preformatted_20_Text"/>
      <text:p text:style-name="Preformatted_20_Text">wp(IF, R) = T and (r&lt;b =&gt; (a = b*2*c + r and r&lt;b)) and (r&gt;=b =&gt; (a = b*2*c + r and r &lt; 2b)) </text:p>
      <text:p text:style-name="Preformatted_20_Text">wp(IF, R) = (r&lt;b =&gt; (a = b*2*c + r and r&lt;b)) and (r&gt;=b =&gt; (a = b*2*c + r and r &lt; 2b)) </text:p>
      <text:p text:style-name="Preformatted_20_Text">wp(IF, R) = a = b*2*c + r and (r&lt;b =&gt; r&lt;b) and (r&gt;=b =&gt; r &lt; 2b) </text:p>
      <text:p text:style-name="Preformatted_20_Text">wp(IF, R) = a = b*2*c + r and T and (r&gt;=b =&gt; r &lt; 2b) </text:p>
      <text:p text:style-name="Preformatted_20_Text">wp(IF, R) = (a = b*2*c + r) and (r&gt;=b =&gt; r &lt; 2b) </text:p>
      <text:p text:style-name="Preformatted_20_Text"/>
      <text:p text:style-name="Preformatted_20_Text">A partir de la solución obtenida, llegamos a la siguiente conclusión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8-25T23:30:01.120175234</dc:date>
    <meta:editing-duration>PT7M38S</meta:editing-duration>
    <meta:editing-cycles>2</meta:editing-cycles>
    <meta:document-statistic meta:table-count="0" meta:image-count="0" meta:object-count="0" meta:page-count="1" meta:paragraph-count="46" meta:word-count="467" meta:character-count="1595" meta:non-whitespace-character-count="1119"/>
  </office:meta>
</office:document-meta>
</file>